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b81eb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6" style:family="paragraph" style:parent-style-name="Standard">
      <style:text-properties style:font-name="Caligra" fo:font-size="11pt" officeooo:rsid="005e3e96" officeooo:paragraph-rsid="005e3e96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625ae5" officeooo:paragraph-rsid="00625ae5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65d22f" officeooo:paragraph-rsid="0065d22f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65f5f1" officeooo:paragraph-rsid="0065f5f1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69f81d" officeooo:paragraph-rsid="0069f81d" style:font-size-asian="11pt" style:font-name-complex="Arial" style:font-size-complex="11pt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181f9" officeooo:paragraph-rsid="006181f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25ae5" officeooo:paragraph-rsid="00625ae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d1d81" officeooo:paragraph-rsid="005d1d81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181f9" officeooo:paragraph-rsid="006181f9" style:font-size-asian="11pt" style:font-name-complex="Arial" style:font-size-complex="11pt"/>
    </style:style>
    <style:style style:name="P26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5cf61b" style:font-size-asian="11pt" style:font-size-complex="11pt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540c2c" style:font-size-asian="11pt" style:font-size-complex="11pt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5cf61b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normal" officeooo:rsid="005cf61b" style:font-style-asian="normal" style:font-style-complex="normal"/>
    </style:style>
    <style:style style:name="T5" style:family="text">
      <style:text-properties officeooo:rsid="002fecf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fecf8" style:font-style-asian="italic" style:font-style-complex="italic"/>
    </style:style>
    <style:style style:name="T8" style:family="text">
      <style:text-properties fo:font-style="italic" officeooo:rsid="005fe045" style:font-style-asian="italic" style:font-style-complex="italic"/>
    </style:style>
    <style:style style:name="T9" style:family="text">
      <style:text-properties fo:font-style="italic" officeooo:rsid="005a1bd5" style:font-style-asian="italic" style:font-style-complex="italic"/>
    </style:style>
    <style:style style:name="T10" style:family="text">
      <style:text-properties fo:font-style="italic" officeooo:rsid="005cf61b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48f877"/>
    </style:style>
    <style:style style:name="T13" style:family="text">
      <style:text-properties officeooo:rsid="005a175d"/>
    </style:style>
    <style:style style:name="T14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6" style:family="text">
      <style:text-properties fo:font-size="11pt" fo:font-weight="bold" officeooo:rsid="005cf61b" style:font-size-asian="11pt" style:font-weight-asian="bold" style:font-name-complex="Arial" style:font-size-complex="11pt" style:font-weight-complex="bold"/>
    </style:style>
    <style:style style:name="T17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8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9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20" style:family="text">
      <style:text-properties officeooo:rsid="005cf61b"/>
    </style:style>
    <style:style style:name="T21" style:family="text">
      <style:text-properties officeooo:rsid="005f0210"/>
    </style:style>
    <style:style style:name="T22" style:family="text">
      <style:text-properties officeooo:rsid="006024f8"/>
    </style:style>
    <style:style style:name="T23" style:family="text">
      <style:text-properties officeooo:rsid="00696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5">La dernière fois :</text:span><text:span text:style-name="T7">’’’</text:span><text:span text:style-name="T9">Nous avons :- changé le plan de classe- corrigé les exercices 2 et 3</text:span></text:p>
      <text:p text:style-name="P28"><text:span text:style-name="T9">- finit l’activité 2, mais pas entièrement écrit le cours</text:span></text:p>
      <text:p text:style-name="P27"><text:span text:style-name="T4">Pour aujourd’hui : </text:span><text:span text:style-name="T9">- Faire l’exercice 4</text:span></text:p>
      <text:p text:style-name="P13"><text:span text:style-name="T20">20 janv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4"><text:span text:style-name="T17">Séance </text:span><text:span text:style-name="T18">_</text:span><text:span text:style-name="T17">: </text:span><text:span text:style-name="T19">Fiche de préparation</text:span><text:span text:style-name="T15"> <text:s/></text:span></text:p>
            <text:p text:style-name="P15"><text:span text:style-name="T15">c</text:span><text:span text:style-name="T14">lasse : </text:span><text:span text:style-name="T16">5e45</text:span><text:span text:style-name="T14"> 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4">Recopier le cours act2</text:p>
            <text:p text:style-name="P24">sign<text:span text:style-name="T21">é</text:span>: Devrim, Bryan, Graziella Firdevs</text:p>
          </table:table-cell>
          <table:table-cell table:style-name="Tableau1.B4" office:value-type="string">
            <text:p text:style-name="P16">Pap <text:span text:style-name="T22">x 7</text:span></text:p>
          </table:table-cell>
          <table:table-cell table:style-name="Tableau1.A4" office:value-type="string">
            <text:p text:style-name="P8"/>
          </table:table-cell>
        </table:table-row>
        <table:table-row table:style-name="Tableau1.5">
          <table:table-cell table:style-name="Tableau1.A4" office:value-type="string">
            <text:p text:style-name="P25">Correction ex4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2">Activité 3</text:p>
          </table:table-cell>
          <table:table-cell table:style-name="Tableau1.B4" office:value-type="string">
            <text:p text:style-name="P21">act3</text:p>
          </table:table-cell>
          <table:table-cell table:style-name="Tableau1.A4" office:value-type="string">
            <text:p text:style-name="P19">20min</text:p>
          </table:table-cell>
        </table:table-row>
        <table:table-row table:style-name="Tableau1.3">
          <table:table-cell table:style-name="Tableau1.A4" office:value-type="string">
            <text:p text:style-name="P23">Exercice en ilots</text:p>
          </table:table-cell>
          <table:table-cell table:style-name="Tableau1.B4" office:value-type="string">
            <text:p text:style-name="P18">Îlots</text:p>
            <text:p text:style-name="P18">exercices</text:p>
            <text:p text:style-name="P20">Dominos <text:span text:style-name="T23">+ feuille dominos</text:span></text:p>
          </table:table-cell>
          <table:table-cell table:style-name="Tableau1.A4" office:value-type="string">
            <text:p text:style-name="P17"/>
          </table:table-cell>
        </table:table-row>
        <table:table-row table:style-name="Tableau1.8">
          <table:table-cell table:style-name="Tableau1.A8" office:value-type="string">
            <text:p text:style-name="P6">Agenda</text:p>
          </table:table-cell>
          <table:table-cell table:style-name="Tableau1.B8" office:value-type="string">
            <text:p text:style-name="P10"/>
          </table:table-cell>
          <table:table-cell table:style-name="Tableau1.A8" office:value-type="string">
            <text:p text:style-name="P12">5min</text:p>
          </table:table-cell>
        </table:table-row>
      </table:table>
      <text:p text:style-name="P11"/>
      <text:p text:style-name="P3"><text:span text:style-name="T2">Pour la prochaine fois </text:span><text:span text:style-name="T3">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5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4M25S</meta:editing-duration>
    <meta:editing-cycles>11</meta:editing-cycles>
    <meta:generator>LibreOffice/7.0.4.2$Linux_X86_64 LibreOffice_project/00$Build-2</meta:generator>
    <meta:creation-date>2021-01-19T22:22:45.797807372</meta:creation-date>
    <meta:initial-creator>J Cercy</meta:initial-creator>
    <dc:date>2021-01-19T23:47:24.537242896</dc:date>
    <dc:creator>J Cercy</dc:creator>
    <meta:document-statistic meta:table-count="1" meta:image-count="0" meta:object-count="0" meta:page-count="1" meta:paragraph-count="24" meta:word-count="82" meta:character-count="463" meta:non-whitespace-character-count="400"/>
    <meta:template xlink:type="simple" xlink:actuate="onRequest" xlink:title="fiche_de_prep_type" xlink:href="../../../../../../../../mes_ressources/document%20type/fiche_de_prep_type.ott" meta:date="2021-01-19T22:22:43.625482665"/>
  </office:meta>
</office:document-meta>
</file>